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3cm" fo:margin-top="0.199cm" fo:margin-bottom="0cm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margin-top="0.101cm" fo:margin-bottom="0cm"/>
    </style:style>
    <style:style style:name="P3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8pt" style:font-size-asian="8pt" style:font-size-complex="8pt"/>
    </style:style>
    <style:style style:name="P5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6" style:family="paragraph" style:parent-style-name="Text_20_body">
      <style:paragraph-properties fo:margin-left="-0.097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8" style:family="paragraph" style:parent-style-name="Table_20_Contents"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7.999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1pt" style:font-size-asian="11pt" style:font-name-complex="Arial" style:font-size-complex="11pt"/>
    </style:style>
    <style:style style:name="P22" style:family="paragraph" style:parent-style-name="Standard" style:master-page-name="First_20_Page">
      <style:paragraph-properties style:page-number="auto"/>
      <style:text-properties style:use-window-font-color="true" style:font-name="Arial" fo:font-size="11pt" style:font-size-asian="11pt" style:font-size-complex="11pt"/>
    </style:style>
    <style:style style:name="P23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4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text-transform="capitalize"/>
    </style:style>
    <style:style style:name="T2" style:family="text">
      <style:text-properties fo:text-transform="capitalize" fo:font-weight="bold"/>
    </style:style>
    <style:style style:name="T3" style:family="text">
      <style:text-properties fo:text-transform="capitaliz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fo:color="#0000ff"/>
    </style:style>
    <style:style style:name="T6" style:family="text">
      <style:text-properties fo:font-weight="normal" style:font-name-asian="Times New Roman" style:font-weight-asian="normal" style:font-weight-complex="normal"/>
    </style:style>
    <style:style style:name="T7" style:family="text">
      <style:text-properties fo:font-weight="normal" style:font-name-asian="Times New Roman" style:font-weight-asian="normal" style:font-name-complex="Ari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user_prenom" text:name="user_prenom"/>
        <text:user-field-decl office:value-type="string" office:string-value="user_nom" text:name="user_nom"/>
        <text:user-field-decl office:value-type="string" office:string-value="user_numtel" text:name="user_numte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commissionep_dateseance"/>
      </text:user-field-decls>
      <text:section text:style-name="Sect1" text:name="emploi">
        <text:p text:style-name="P22"/>
        <text:p text:style-name="P15"><text:span text:style-name="T7"><text:user-field-get text:name="personne_qual"/></text:span><text:span text:style-name="T7">,</text:span></text:p>
        <text:p text:style-name="P10"/>
        <text:p text:style-name="P11">Vous êtes bénéficiaire du Revenu de Solidarité Active (RSA).</text:p>
        <text:p text:style-name="P12">A ce titre, le Président du Conseil général vous a désigné par courrier Pôle Emploi comme service référent pour mettre en œuvre votre parcours d’insertion et l’inscrire dans un Projet Personnalisé d’Accès à l’Emploi (PPAE).</text:p>
        <text:p text:style-name="P12"/>
        <text:p text:style-name="P12">A ce jour, à ma connaissance, vous n’avez pas de PPAE en cours de validité.</text:p>
        <text:p text:style-name="P12"/>
        <text:p text:style-name="P12">Vous disposez d’un délai d’un mois pour signer ou actualiser votre PPAE. Je vous invite donc à prendre contact avec Pôle emploi.</text:p>
        <text:p text:style-name="P12"/>
        <text:list xml:id="list30697923" text:style-name="WW8Num2">
          <text:list-item>
            <text:p text:style-name="P23"><text:span text:style-name="T4">Si vous êtes déjà inscrit(e) à Pôle emploi, appelez le 39 49</text:span><text:span text:style-name="Footnote_20_Symbol"><text:span text:style-name="T4">*</text:span></text:span><text:span text:style-name="T4"> afin de convenir d’un rendez-vous avec votre conseiller référent.</text:span></text:p>
          </text:list-item>
          <text:list-item>
            <text:p text:style-name="P23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2"/>
        <text:p text:style-name="P12">En l’absence de ce PPAE, votre situation sera soumise à la prochaine réunion de l’Equipe <text:soft-page-break/>Pluridisciplinaire (EP) afin de recueillir son avis sur une éventuelle suspension ou réduction de votre allocation.</text:p>
        <text:p text:style-name="P13">Elle se tiendra le <text:user-field-get text:name="commissionep_dateseance"/>, à , à:</text:p>
        <text:p text:style-name="P13"/>
        <text:p text:style-name="P14"/>
        <text:p text:style-name="P14"/>
        <text:p text:style-name="P14"/>
        <text:p text:style-name="P14"/>
        <text:p text:style-name="P21">Vous pourrez, si vous le souhaitez, être <text:conditional-text text:condition="ooow:nonrespectsanctionep93_personne_qual==&quot;Monsieur&quot;" text:string-value-if-true="entendu" text:string-value-if-false="entendue" text:current-value="true">entendue</text:conditional-text> entendu<text:span text:style-name="T5">(e)</text:span> par cette commission et vous faire accompagner par la personne de votre choix.</text:p>
        <text:p text:style-name="P21"/>
        <text:p text:style-name="P13">Je vous prie d’agréer, <text:span text:style-name="T6"><text:user-field-get text:name="personne_qual"/></text:span>, l’expression de mes salutations distinguées.</text:p>
        <text:p text:style-name="P17"/>
        <text:p text:style-name="P20">Pour le Président du Conseil général</text:p>
        <text:p text:style-name="P20">et par délégation</text:p>
        <text:p text:style-name="P18"/>
        <text:p text:style-name="P19">Hélène Pont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 style:master-page-name="">
      <style:table-properties style:width="16.013cm" fo:margin-left="-0.002cm" fo:margin-right="-0.011cm" style:page-number="0" table:align="margins"/>
    </style:style>
    <style:style style:name="Tableau1.A" style:family="table-column">
      <style:table-column-properties style:column-width="7.999cm" style:rel-column-width="4535*"/>
    </style:style>
    <style:style style:name="Tableau1.B" style:family="table-column">
      <style:table-column-properties style:column-width="8.013cm" style:rel-column-width="4543*"/>
    </style:style>
    <style:style style:name="Tableau1.1" style:family="table-row">
      <style:table-row-properties style:min-row-height="1.954cm" style:keep-together="false" fo:keep-together="always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2" style:family="table-row">
      <style:table-row-properties style:min-row-height="2.307cm" style:keep-together="false" fo:keep-together="always"/>
    </style:style>
    <style:style style:name="Tableau1.3" style:family="table-row">
      <style:table-row-properties style:keep-together="false" fo:keep-together="always"/>
    </style:style>
    <style:style style:name="Tableau1.5" style:family="table-row">
      <style:table-row-properties style:min-row-height="0.63cm" style:keep-together="false" fo:keep-together="always"/>
    </style:style>
    <style:style style:name="MP1" style:family="paragraph" style:parent-style-name="Text_20_body">
      <style:paragraph-properties fo:margin-left="0cm" fo:margin-right="0.3cm" fo:margin-top="0.199cm" fo:margin-bottom="0cm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MP2" style:family="paragraph" style:parent-style-name="Table_20_Contents">
      <style:paragraph-properties fo:margin-top="0.101cm" fo:margin-bottom="0cm"/>
    </style:style>
    <style:style style:name="MP3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MP4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8pt" style:font-size-asian="8pt" style:font-size-complex="8pt"/>
    </style:style>
    <style:style style:name="MP5" style:family="paragraph" style:parent-style-name="Text_20_body">
      <style:paragraph-properties fo:margin-left="-0.097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8pt" fo:font-weight="normal" style:font-size-asian="8pt" style:font-weight-asian="normal" style:font-size-complex="8pt" style:font-weight-complex="normal"/>
    </style:style>
    <style:style style:name="MP6" style:family="paragraph" style:parent-style-name="Table_20_Contents">
      <style:text-properties style:font-name="Arial" fo:font-size="14pt" style:font-size-asian="14pt" style:font-size-complex="14pt"/>
    </style:style>
    <style:style style:name="MP7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MP8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MP9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MP10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MP11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MT1" style:family="text">
      <style:text-properties fo:text-transform="capitalize" fo:font-weight="bold"/>
    </style:style>
    <style:style style:name="MT2" style:family="text">
      <style:text-properties fo:text-transform="capitalize"/>
    </style:style>
    <style:style style:name="MT3" style:family="text">
      <style:text-properties fo:text-transform="capitaliz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B1" office:value-type="string">
              <text:p text:style-name="MP2"/>
            </table:table-cell>
          </table:table-row>
          <table:table-row table:style-name="Tableau1.2">
            <table:table-cell table:style-name="Tableau1.A1" office:value-type="string">
              <text:p text:style-name="MP3">Hélène Pont</text:p>
              <text:p text:style-name="MP4">Chef de Bureau adjoint de l’Accès</text:p>
              <text:p text:style-name="MP5">au Droit et de l’Allocation</text:p>
            </table:table-cell>
            <table:table-cell table:style-name="Tableau1.B1" table:number-rows-spanned="4" office:value-type="string">
              <text:p text:style-name="MP6"/>
              <text:p text:style-name="MP6"/>
              <text:p text:style-name="MP6"/>
              <text:p text:style-name="MP7"><text:span text:style-name="MT1"><text:user-field-get text:name="nonrespectsanctionep93_personne_qual"/></text:span><text:span text:style-name="MT1"> <text:s/></text:span><text:span text:style-name="MT1"><text:user-field-get text:name="nonrespectsanctionep93_personne_prenom"/></text:span><text:span text:style-name="MT1"> </text:span><text:span text:style-name="MT1"><text:user-field-get text:name="nonrespectsanctionep93_personne_nom"/></text:span><text:span text:style-name="MT2"> </text:span></text:p>
              <text:p text:style-name="MP7"><text:span text:style-name="MT2"><text:user-field-get text:name="nonrespectsanctionep93_personne_foyer_adressefoyer_0_adresse_numvoie"/></text:span><text:span text:style-name="MT2"> </text:span><text:span text:style-name="MT2"><text:user-field-get text:name="nonrespectsanctionep93_personne_foyer_adressefoyer_0_adresse_typevoie"/></text:span><text:span text:style-name="MT2"> </text:span><text:span text:style-name="MT3"><text:user-field-get text:name="nonrespectsanctionep93_personne_foyer_adressefoyer_0_adresse_nomvoie"/></text:span></text:p>
              <text:p text:style-name="MP7"><text:span text:style-name="MT3"><text:hidden-paragraph text:condition="ooow:nonrespectsanctionep93_personne_foyer_adressefoyer_0_adresse_complideadr==&quot;&quot;" text:is-hidden="true"/></text:span><text:span text:style-name="MT3"><text:user-field-get text:name="nonrespectsanctionep93_personne_foyer_adressefoyer_0_adresse_complideadr"/></text:span></text:p>
              <text:p text:style-name="MP7"><text:span text:style-name="MT3"><text:hidden-paragraph text:condition="ooow:nonrespectsanctionep93_personne_foyer_adressefoyer_0_adresse_compladr==&quot;&quot;" text:is-hidden="true"/></text:span><text:span text:style-name="MT3"><text:user-field-get text:name="nonrespectsanctionep93_personne_foyer_adressefoyer_0_adresse_compladr"/></text:span></text:p>
              <text:p text:style-name="MP7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 table:style-name="Tableau1.3">
            <table:table-cell table:style-name="Tableau1.B1" office:value-type="string">
              <text:p text:style-name="MP8">Réf: DPAS/SIS/BADA/SUSPENSION/2011</text:p>
              <text:p text:style-name="MP9"><text:s text:c="8"/>Matricule CAF : <text:user-field-get text:name="nonrespectsanctionep93_personne_foyer_dossier_matricule"/></text:p>
            </table:table-cell>
            <table:covered-table-cell/>
          </table:table-row>
          <table:table-row table:style-name="Tableau1.3">
            <table:table-cell table:style-name="Tableau1.B1" office:value-type="string">
              <text:p text:style-name="MP10">Affaire suivie par : <text:user-field-get text:name="user_prenom">user_prenom</text:user-field-get> <text:span text:style-name="MT2"><text:user-field-get text:name="user_nom">user_nom</text:user-field-get></text:span></text:p>
            </table:table-cell>
            <table:covered-table-cell/>
          </table:table-row>
          <table:table-row table:style-name="Tableau1.5">
            <table:table-cell table:style-name="Tableau1.B1" office:value-type="string">
              <text:p text:style-name="MP8">Tél. : <text:user-field-get text:name="user_numtel">user_numtel</text:user-field-get></text:p>
            </table:table-cell>
            <table:covered-table-cell/>
          </table:table-row>
        </table:table>
        <text:h text:style-name="MP11" text:outline-level="4">Bobigny, le <text:date style:data-style-name="N76" text:date-value="2011-11-21T10:57:42.52">21 novembre 2011</text:date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11-21T10:57:42.49</dc:date>
    <dc:creator>Julien Mille</dc:creator>
    <meta:editing-duration>PT00H48M08S</meta:editing-duration>
    <meta:editing-cycles>17</meta:editing-cycles>
    <meta:generator>OpenOffice.org/3.2$Win32 OpenOffice.org_project/320m12$Build-9483</meta:generator>
    <meta:document-statistic meta:table-count="1" meta:image-count="0" meta:object-count="0" meta:page-count="2" meta:paragraph-count="25" meta:word-count="238" meta:character-count="1468"/>
  </office:meta>
</office:document-meta>
</file>